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Entity.setName( final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Entity.setAge( final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Entity.setLikesPets( final boolean likesPe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Entity.likesP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Entity.getFavorit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Entity.setEyeColor( final String eye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Entit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rsonEntity.setFavoriteNumber( Number favorit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Entity.getEye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Entity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